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fc0e" officeooo:paragraph-rsid="000efc0e"/>
    </style:style>
    <style:style style:name="P2" style:family="paragraph" style:parent-style-name="Table_20_Contents">
      <style:text-properties fo:font-size="14pt" officeooo:rsid="000efc0e" officeooo:paragraph-rsid="000efc0e" style:font-size-asian="14pt" style:font-size-complex="14pt"/>
    </style:style>
    <style:style style:name="P3" style:family="paragraph" style:parent-style-name="Table_20_Contents">
      <style:text-properties officeooo:rsid="000ffcf4" officeooo:paragraph-rsid="000ffcf4"/>
    </style:style>
    <style:style style:name="P4" style:family="paragraph" style:parent-style-name="Table_20_Contents">
      <style:text-properties officeooo:paragraph-rsid="000ffcf4"/>
    </style:style>
    <style:style style:name="P5" style:family="paragraph" style:parent-style-name="Table_20_Contents">
      <style:text-properties officeooo:paragraph-rsid="00113f33"/>
    </style:style>
    <style:style style:name="T1" style:family="text">
      <style:text-properties officeooo:rsid="000efc0e"/>
    </style:style>
    <style:style style:name="T2" style:family="text">
      <style:text-properties officeooo:rsid="000fdd07"/>
    </style:style>
    <style:style style:name="T3" style:family="text">
      <style:text-properties officeooo:rsid="000ffcf4"/>
    </style:style>
    <style:style style:name="T4" style:family="text">
      <style:text-properties officeooo:rsid="00131ee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507cb"/>
    </style:style>
    <style:style style:name="T7" style:family="text">
      <style:text-properties officeooo:rsid="0015fc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ESB</text:p>
          </table:table-cell>
          <table:table-cell table:style-name="Tableau1.A1" office:value-type="string">
            <text:p text:style-name="P2">Avantages </text:p>
          </table:table-cell>
          <table:table-cell table:style-name="Tableau1.C1" office:value-type="string">
            <text:p text:style-name="P2">Inconvénients</text:p>
          </table:table-cell>
        </table:table-row>
        <table:table-row>
          <table:table-cell table:style-name="Tableau1.A2" office:value-type="string">
            <text:p text:style-name="Table_20_Contents">Oracle Service Bus / Fusion Middleware</text:p>
            <text:p text:style-name="Table_20_Contents"/>
          </table:table-cell>
          <table:table-cell table:style-name="Tableau1.A2" office:value-type="string">
            <text:p text:style-name="Table_20_Contents">- très puissant et stable</text:p>
            <text:p text:style-name="Table_20_Contents">- éditeurs graphiques existent pour la plupart des produits</text:p>
          </table:table-cell>
          <table:table-cell table:style-name="Tableau1.C2" office:value-type="string">
            <text:p text:style-name="Table_20_Contents">- <text:span text:style-name="T1">coût élevé des licences et du support</text:span></text:p>
            <text:p text:style-name="Table_20_Contents">- <text:span text:style-name="T1">beaucoup d’outils différents à télécharger</text:span></text:p>
            <text:p text:style-name="Table_20_Contents">- <text:span text:style-name="T1">installation fastidieuse</text:span></text:p>
            <text:p text:style-name="Table_20_Contents">- <text:span text:style-name="T1">produits lourds et beaucoup de ressources nécessaires pour l’exécution</text:span></text:p>
            <text:p text:style-name="Table_20_Contents"/>
          </table:table-cell>
        </table:table-row>
        <table:table-row>
          <table:table-cell table:style-name="Tableau1.A2" office:value-type="string">
            <text:p text:style-name="P1">Mule ESB</text:p>
          </table:table-cell>
          <table:table-cell table:style-name="Tableau1.A2" office:value-type="string">
            <text:p text:style-name="Table_20_Contents">- <text:span text:style-name="T1">open source</text:span></text:p>
            <text:p text:style-name="Table_20_Contents">- <text:span text:style-name="T1">installation simple et intuitive</text:span></text:p>
            <text:p text:style-name="Table_20_Contents">- <text:span text:style-name="T1">outillage basé sur Eclipse</text:span></text:p>
            <text:p text:style-name="Table_20_Contents">- <text:span text:style-name="T1">version d’entreprise avec fonctionnalités supplémentaires et support</text:span></text:p>
            <text:p text:style-name="Table_20_Contents">- éditeurs graphiques qui permettent une mise en <text:span text:style-name="T2">œuvre</text:span> efficace des scénarios d'intégration, ainsi que les connecteurs disponibles pour des produits B2B comme SAP ou Salesforce</text:p>
          </table:table-cell>
          <table:table-cell table:style-name="Tableau1.C2" office:value-type="string">
            <text:p text:style-name="Table_20_Contents">- <text:span text:style-name="T1">pas gratuit même si open source</text:span></text:p>
            <text:p text:style-name="Table_20_Contents">- <text:span text:style-name="T2">fonctionnalité d’une suite manquantes</text:span></text:p>
            <text:p text:style-name="Table_20_Contents">- <text:span text:style-name="T2">l’ESB doit être combiné avec des produits provenant d’autres fournisseurs</text:span></text:p>
            <text:p text:style-name="Table_20_Contents">- <text:span text:style-name="T2">modèle de licence restrictif</text:span></text:p>
            <text:p text:style-name="Table_20_Contents">- <text:span text:style-name="T2">petite communauté</text:span></text:p>
            <text:p text:style-name="Table_20_Contents">- <text:span text:style-name="T2">accès limité au code source</text:span></text:p>
          </table:table-cell>
        </table:table-row>
        <table:table-row>
          <table:table-cell table:style-name="Tableau1.A2" office:value-type="string">
            <text:p text:style-name="P3">Talend ESB</text:p>
          </table:table-cell>
          <table:table-cell table:style-name="Tableau1.A2" office:value-type="string">
            <text:p text:style-name="Table_20_Contents">- <text:span text:style-name="T3">fait partie d’une suite (Talend)</text:span></text:p>
            <text:p text:style-name="Table_20_Contents">- <text:span text:style-name="T3">peut être utilisé indépendamment ou en combinaison avec d’autres composants de la plateforme</text:span></text:p>
            <text:p text:style-name="Table_20_Contents">- <text:span text:style-name="T3">composants open source et peuvent être testés gratuitement</text:span></text:p>
            <text:p text:style-name="P4">- <text:span text:style-name="T1">version d’entreprise avec fonctionnalités supplémentaires et support</text:span></text:p>
            <text:p text:style-name="P4">- composants basés sur la même base de code et le même outillage</text:p>
            <text:p text:style-name="P5">- <text:span text:style-name="T1">outillage basé sur Eclipse</text:span></text:p>
            <text:p text:style-name="P5">- <text:span text:style-name="T4">a</text:span>rchitecture <text:span text:style-name="Strong_20_Emphasis"><text:span text:style-name="T5">évolutive</text:span></text:span><text:span text:style-name="T5">,</text:span> pas de perte d’information en cas de montée en charge non prévue</text:p>
            <text:p text:style-name="P5">- <text:span text:style-name="T6">s</text:span><text:span text:style-name="Strong_20_Emphasis"><text:span text:style-name="T5">tandardisation</text:span></text:span> des concepts d’échange dans tout <text:span text:style-name="T4">le </text:span>système d’information</text:p>
            <text:p text:style-name="P5">- <text:span text:style-name="T6">basé sur des standards d’intégration d’Apache</text:span></text:p>
          </table:table-cell>
          <table:table-cell table:style-name="Tableau1.C2" office:value-type="string">
            <text:p text:style-name="Table_20_Contents">- <text:span text:style-name="T4">prix relativement élevé pour de l’open source</text:span></text:p>
            <text:p text:style-name="Table_20_Contents">- <text:span text:style-name="T4">exigences matérielles élevées</text:span></text:p>
          </table:table-cell>
        </table:table-row>
        <table:table-row>
          <table:table-cell table:style-name="Tableau1.A2" office:value-type="string">
            <text:p text:style-name="Text_20_body">W<text:span text:style-name="T4">SO2 ESB</text:span></text:p>
          </table:table-cell>
          <table:table-cell table:style-name="Tableau1.A2" office:value-type="string">
            <text:p text:style-name="Table_20_Contents">- <text:span text:style-name="T6">propose toute une gamme de composant d’une suite</text:span></text:p>
            <text:p text:style-name="Table_20_Contents">- <text:span text:style-name="T6">installation facile et IDE léger basé sur Eclipse</text:span></text:p>
            <text:p text:style-name="Table_20_Contents">- <text:span text:style-name="T6">open source</text:span></text:p>
          </table:table-cell>
          <table:table-cell table:style-name="Tableau1.C2" office:value-type="string">
            <text:p text:style-name="Table_20_Contents">- <text:span text:style-name="T6">interface graphique pas très efficiente</text:span></text:p>
            <text:p text:style-name="Table_20_Contents">-<text:span text:style-name="T7">pas très intuitif a utiliser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10:30:36.267452785</meta:creation-date>
    <dc:date>2022-12-07T11:45:23.075765345</dc:date>
    <meta:editing-duration>PT12M3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2" meta:paragraph-count="40" meta:word-count="271" meta:character-count="1725" meta:non-whitespace-character-count="1493"/>
  </office:meta>
</office:document-meta>
</file>